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FreeSans1" svg:font-family="FreeSans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fo:font-weight="normal" style:font-weight-asian="normal" style:font-weight-complex="normal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list-style-name="L1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ntextual Substitutability “Car Park” Demo Application</text:h>
      <text:p text:style-name="Text_20_body">The app consists of several bundles. It evolves in 5 application revisions between which combinations of changes to bundles happen that lead to strict and/or contextual substitutability. Descriptions here are those not clear from bundle manifests.</text:p>
      <text:p text:style-name="Text_20_body">Abbreviations</text:p>
      <text:list xml:id="list786318830" text:style-name="L2">
        <text:list-item>
          <text:p text:style-name="P5">svc = service</text:p>
        </text:list-item>
        <text:list-item>
          <text:p text:style-name="P5">pkg = package</text:p>
        </text:list-item>
      </text:list>
      <text:p text:style-name="Text_20_body"/>
      <text:h text:style-name="Heading_20_3" text:outline-level="3">Core and shared</text:h>
      <text:list xml:id="list1676123664" text:style-name="L3">
        <text:list-item>
          <text:p text:style-name="P6">Namespace prefix: <text:span text:style-name="T2">cz.zcu.kiv.osgi.demo.parking</text:span> .</text:p>
        </text:list-item>
        <text:list-item>
          <text:p text:style-name="P6">Imported by all bundles is the API bundle, which defines the interfaces (exports “<text:span text:style-name="T8">api”</text:span> package, imports nothing).</text:p>
        </text:list-item>
      </text:list>
      <text:p text:style-name="Text_20_body"/>
      <text:h text:style-name="Heading_20_5" text:outline-level="5">Rev 1 – Baseline</text:h>
      <text:list xml:id="list2181445615" text:style-name="L1">
        <text:list-item>
          <text:p text:style-name="P3">API<text:span text:style-name="T3"> 1.0.0</text:span></text:p>
          <text:list>
            <text:list-item>
              <text:p text:style-name="P3"><text:span text:style-name="T3">NOTES: <text:tab/>ICountingStatistics parent-of IGateStatistics, ILaneStatistics </text:span></text:p>
            </text:list-item>
          </text:list>
        </text:list-item>
        <text:list-item>
          <text:p text:style-name="P1"><text:span text:style-name="T2">Dashboard </text:span>1.0.0</text:p>
          <text:list>
            <text:list-item>
              <text:p text:style-name="P1">provides svc:<text:tab/>none</text:p>
            </text:list-item>
            <text:list-item>
              <text:p text:style-name="P1">uses svc: <text:tab/>ICountingStatistics for gate, ILaneStatistics </text:p>
            </text:list-item>
            <text:list-item>
              <text:p text:style-name="P1">NOTES: <text:tab/>Supertype interface intentionally used for gate statistics.</text:p>
            </text:list-item>
          </text:list>
        </text:list-item>
        <text:list-item>
          <text:p text:style-name="P3">Gate<text:span text:style-name="T3"> 1.0.0</text:span></text:p>
          <text:list>
            <text:list-item>
              <text:p text:style-name="P1">provides svc: <text:tab/>GateStatistics, LaneStatistics</text:p>
            </text:list-item>
            <text:list-item>
              <text:p text:style-name="P1">uses svc: <text:tab/>IVehicleFlow</text:p>
            </text:list-item>
            <text:list-item>
              <text:p text:style-name="P1">NOTES: <text:tab/>Provider of lane statistics (both pkg and svc) since there is no separate bundle for that.</text:p>
            </text:list-item>
          </text:list>
        </text:list-item>
        <text:list-item>
          <text:p text:style-name="P3">CarPark<text:span text:style-name="T3"> 1.0.0</text:span></text:p>
          <text:list>
            <text:list-item>
              <text:p text:style-name="P3"><text:span text:style-name="T3">provides svc: VehicleFlow, ParkingStatus </text:span></text:p>
            </text:list-item>
          </text:list>
        </text:list-item>
      </text:list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FreeSans1" svg:font-family="FreeSans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1" style:font-name-asian="Droid Sans Fallback1" style:font-name-complex="DejaVu Sans Mon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emek Brada</meta:initial-creator>
    <meta:creation-date>2012-01-27T14:34:08</meta:creation-date>
    <dc:date>2012-01-27T15:20:00</dc:date>
    <dc:creator>Premek Brada</dc:creator>
    <meta:editing-duration>PT45M57S</meta:editing-duration>
    <meta:editing-cycles>27</meta:editing-cycles>
    <meta:generator>LibreOffice/3.3$Unix LibreOffice_project/330m19$Build-401</meta:generator>
    <meta:document-statistic meta:table-count="0" meta:image-count="0" meta:object-count="0" meta:page-count="1" meta:paragraph-count="21" meta:word-count="151" meta:character-count="1016"/>
  </office:meta>
</office:document-meta>
</file>